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Urząd Komunikacji Elektronicznej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UK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UK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ezes Urzędu Komunikacji Elektronicznej jest organem regulacyjnym w zakresie działalności telekomunikacyjnej, pocztowej, oraz gospodarki zasobami częstotliwości. Jest także organem nadzoru rynku w zakresie kontroli wyrobów emitujących lub podatnych na emisję pola elektromagnetycznego, w tym urządzeń radiowych wprowadzonych do obrotu handlowego w RP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o głównych zadań Prezesa UKE należy:</text:p>
          </draw:text-box>
        </draw:frame>
        <draw:frame presentation:style-name="pr5" draw:layer="layout" svg:width="25.199cm" svg:height="15.066cm" svg:x="1.4cm" svg:y="4.914cm" presentation:class="outline" presentation:user-transformed="true">
          <draw:text-box>
            <text:list text:style-name="L3">
              <text:list-item>
                <text:p><text:s text:c="4"/>analiza, regulacja i kontrola rynku telekomunikacyjnego,</text:p>
              </text:list-item>
              <text:list-item>
                <text:p><text:s text:c="4"/>gospodarka zasobami <text:s/>częstotliwości,</text:p>
              </text:list-item>
              <text:list-item>
                <text:p><text:s text:c="4"/>gospodarka zasobami numeracji telefonicznej,</text:p>
              </text:list-item>
              <text:list-item>
                <text:p><text:s text:c="4"/>kontrola spełniania wymagań z zakresu kompatybilności elektromagnetycznej,</text:p>
              </text:list-item>
              <text:list-item>
                <text:p><text:s text:c="4"/>analiza, regulacja i kontrola rynku pocztoweg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K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ezes UKE jest organem prawnie odrębnym i niezależnym. Prezesa UKE powołuje i odwołuje Sejm na wniosek Prezesa Rady Ministrów. Kadencja trwa 5 l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sją Prezesa UK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jest zapewnianie obywatelom dostępu do nowoczesnych usług telekomunikacyjnych i pocztowych na rozwijającym się rynku oraz w dynamicznym otoczeniu międzynarodowy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izją Prezesa UK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jest pełnienie roli obiektywnego, merytorycznego oraz wiarygodnego moderatora rozwoju rynku, działającego ze zrozumieniem potrzeb społeczeństwa oraz zasad funkcjonowania sektora przedsiębiorst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olina Stańska</meta:initial-creator>
    <meta:creation-date>2021-11-01T19:20:32.48</meta:creation-date>
    <meta:editing-duration>PT4M28S</meta:editing-duration>
    <meta:editing-cycles>2</meta:editing-cycles>
    <dc:date>2021-11-01T19:24:51.66</dc:date>
    <dc:creator>Karolina Stańska</dc:creator>
    <meta:document-statistic meta:object-count="45"/>
    <meta:generator>OpenOffice/4.1.11$Win32 OpenOffice.org_project/4111m1$Build-9808</meta:generator>
  </office:meta>
</office:document-meta>
</file>